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38d42" officeooo:paragraph-rsid="00038d42"/>
    </style:style>
    <style:style style:name="P2" style:family="paragraph" style:parent-style-name="Standard">
      <style:paragraph-properties fo:text-align="start" style:justify-single-word="false"/>
      <style:text-properties officeooo:rsid="00038d42" officeooo:paragraph-rsid="00038d42"/>
    </style:style>
    <style:style style:name="P3" style:family="paragraph" style:parent-style-name="Standard">
      <style:paragraph-properties fo:text-align="start" style:justify-single-word="false"/>
      <style:text-properties officeooo:rsid="00157483" officeooo:paragraph-rsid="00038d42"/>
    </style:style>
    <style:style style:name="P4" style:family="paragraph" style:parent-style-name="Standard">
      <style:text-properties officeooo:rsid="00157483" officeooo:paragraph-rsid="00038d42"/>
    </style:style>
    <style:style style:name="P5" style:family="paragraph" style:parent-style-name="Standard">
      <style:text-properties officeooo:rsid="001a1ec6" officeooo:paragraph-rsid="00038d42"/>
    </style:style>
    <style:style style:name="P6" style:family="paragraph" style:parent-style-name="Standard">
      <style:paragraph-properties fo:text-align="start" style:justify-single-word="false"/>
      <style:text-properties officeooo:rsid="0006327d" officeooo:paragraph-rsid="0006327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38d42" officeooo:paragraph-rsid="00038d42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38d42" officeooo:paragraph-rsid="00038d4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38d42" officeooo:paragraph-rsid="001723a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238a" officeooo:paragraph-rsid="001723a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5a93" officeooo:paragraph-rsid="00165a9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3f663" officeooo:paragraph-rsid="00038d4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3f663" officeooo:paragraph-rsid="0013f66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3238a" officeooo:paragraph-rsid="001bf69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5a93" officeooo:paragraph-rsid="001bf69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5a93" officeooo:paragraph-rsid="00165a9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bf69c" officeooo:paragraph-rsid="001bf6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38d42" officeooo:paragraph-rsid="00038d4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38d42" officeooo:paragraph-rsid="001bf6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bf69c" officeooo:paragraph-rsid="001bf69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38d42" officeooo:paragraph-rsid="00038d42" style:font-weight-asian="bold" style:font-weight-complex="bold"/>
    </style:style>
    <style:style style:name="T1" style:family="text">
      <style:text-properties officeooo:rsid="0019fe7a"/>
    </style:style>
    <style:style style:name="T2" style:family="text">
      <style:text-properties officeooo:rsid="001c490a"/>
    </style:style>
    <style:style style:name="T3" style:family="text">
      <style:text-properties officeooo:rsid="001a1ec6"/>
    </style:style>
    <style:style style:name="T4" style:family="text">
      <style:text-properties officeooo:rsid="00046655"/>
    </style:style>
    <style:style style:name="T5" style:family="text">
      <style:text-properties officeooo:rsid="0006327d"/>
    </style:style>
    <style:style style:name="T6" style:family="text">
      <style:text-properties officeooo:rsid="00079220"/>
    </style:style>
    <style:style style:name="T7" style:family="text">
      <style:text-properties officeooo:rsid="000a6b12"/>
    </style:style>
    <style:style style:name="T8" style:family="text">
      <style:text-properties officeooo:rsid="000dbfb2"/>
    </style:style>
    <style:style style:name="T9" style:family="text">
      <style:text-properties officeooo:rsid="0013238a"/>
    </style:style>
    <style:style style:name="T10" style:family="text">
      <style:text-properties officeooo:rsid="0013f663"/>
    </style:style>
    <style:style style:name="T11" style:family="text">
      <style:text-properties officeooo:rsid="0014d518"/>
    </style:style>
    <style:style style:name="T12" style:family="text">
      <style:text-properties officeooo:rsid="001723a4"/>
    </style:style>
    <style:style style:name="T13" style:family="text">
      <style:text-properties officeooo:rsid="00183d70"/>
    </style:style>
    <style:style style:name="T14" style:family="text">
      <style:text-properties officeooo:rsid="001a234d"/>
    </style:style>
    <style:style style:name="T15" style:family="text">
      <style:text-properties officeooo:rsid="001bf69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65a9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FC Philips_GrabTheFlags_Exercise</text:p>
      <text:p text:style-name="P1"/>
      <text:p text:style-name="P2">Atropia (10.50.29.28)</text:p>
      <text:p text:style-name="P2">Jose (10.50.29.28)</text:p>
      <text:p text:style-name="P2">student30:password30</text:p>
      <text:p text:style-name="P2"/>
      <text:p text:style-name="P2">To scan the network:</text:p>
      <text:p text:style-name="P2"/>
      <text:p text:style-name="P4">(On net1) <text:span text:style-name="T2">#creates telnet connection to Jose</text:span></text:p>
      <text:p text:style-name="P4"><text:tab/>- telnet <text:a xlink:type="simple" xlink:href="mailto:student30@10.50.26.138" text:style-name="Internet_20_link" text:visited-style-name="Visited_20_Internet_20_Link">10.50.26.138</text:a> (then login using student30:password30)</text:p>
      <text:p text:style-name="P4">(On net1, but telnet to target machine) <text:span text:style-name="T2">#creates remote port forwarding back to Atropia</text:span></text:p>
      <text:p text:style-name="P4"><text:tab/>- ssh -R 9030:localhost:<text:span text:style-name="T3">22</text:span> <text:a xlink:type="simple" xlink:href="mailto:student30@10.50.29.28" text:style-name="Internet_20_link" text:visited-style-name="Visited_20_Internet_20_Link">student30@10.</text:a>3.0.10 -NT</text:p>
      <text:p text:style-name="P4">(Back on net1) <text:span text:style-name="T2">#creates local port forwarding from net1 to Atropia</text:span></text:p>
      <text:p text:style-name="P4"><text:tab/>- ssh -L 1111:localhost:9030 <text:a xlink:type="simple" xlink:href="mailto:student30@10.50.29.28" text:style-name="Internet_20_link" text:visited-style-name="Visited_20_Internet_20_Link">student30@10.50.29.28</text:a> -NT</text:p>
      <text:p text:style-name="P5">(New terminal net1) <text:span text:style-name="T2">#creates dynamic port forwarding from net1 to Jose</text:span></text:p>
      <text:p text:style-name="P4"><text:tab/><text:span text:style-name="T1">- ssh -D 9050 </text:span><text:a xlink:type="simple" xlink:href="mailto:student30@10.50.29.28" text:style-name="Internet_20_link" text:visited-style-name="Visited_20_Internet_20_Link"><text:span text:style-name="T1">student30@</text:span></text:a><text:span text:style-name="T1">localhost -p 1111 -NT</text:span></text:p>
      <text:p text:style-name="P5">(New terminal net1) <text:span text:style-name="T2">#scans the 10.2.0.0/24 network for common open ports/services</text:span></text:p>
      <text:p text:style-name="P3"><text:tab/><text:span text:style-name="T1">- proxychains $(for i in {1..254}; do nc -v -n -z -w 1 10.2.0.$i 20 21 22 23 80; done)</text:span></text:p>
      <text:p text:style-name="P3"/>
      <text:p text:style-name="P2">Scan Results</text:p>
      <text:p text:style-name="P2"><text:span text:style-name="T5">Jose </text:span>10.2.0.1 – http</text:p>
      <text:p text:style-name="P2"><text:span text:style-name="T7">Mohaamed </text:span>10.2.0.2 – ftp 21, http</text:p>
      <text:p text:style-name="P2">10.2.0.3 – http</text:p>
      <text:p text:style-name="P6">10.3.0.1 - http</text:p>
      <text:p text:style-name="P2"/>
      <text:p text:style-name="P2">Flags</text:p>
      <text:p text:style-name="P7">Jose (10.2.0.<text:span text:style-name="T5">1</text:span>) – <text:span text:style-name="T4">Shared Folder – cd usr/share/cctc, cat flag.txt Star Wars</text:span></text:p>
      <text:p text:style-name="P7"/>
      <text:p text:style-name="P7"/>
      <text:p text:style-name="P7">Mohaamed (10.<text:span text:style-name="T8">2</text:span>.0.<text:span text:style-name="T8">2</text:span>) – HTTP: <text:span text:style-name="T6">Millennium Falcon!</text:span> <text:s/>FTP: <text:span text:style-name="T8">I’m sorry, Dave. I’m afraid I can’t do that.</text:span></text:p>
      <text:p text:style-name="P8"><text:tab/><text:span text:style-name="T6">- to find HTTP, proxychains curl 10.2.0.2:80</text:span></text:p>
      <text:p text:style-name="P8"><text:tab/><text:span text:style-name="T8">- to find FTP, build the connections above. Proxychains ftp 10.2.0.2, login as anonymous:(no pw), passive mode, get flag.txt</text:span></text:p>
      <text:p text:style-name="P8"/>
      <text:p text:style-name="P8"/>
      <text:p text:style-name="P7">Cortina (10.<text:span text:style-name="T9">3</text:span>.0.<text:span text:style-name="T9">1</text:span>) – HTTP: <text:span text:style-name="T9">With great power there must also come great responsibility!</text:span> <text:s/>FTP: <text:span text:style-name="T10">If I’m not back in 5 minutes, wait longer!</text:span></text:p>
      <text:p text:style-name="P12">- to find http, I created a local to Atropia, then a dynamic to Atropia (see below). Then, proxychains curl 10.3.0.1</text:p>
      <text:p text:style-name="P9"><text:tab/><text:span text:style-name="T12">-(On net1) ssh -L 1111:10.3.0.10:22 </text:span><text:a xlink:type="simple" xlink:href="mailto:student30@10.50.29.28" text:style-name="Internet_20_link" text:visited-style-name="Visited_20_Internet_20_Link"><text:span text:style-name="T12">student30@10.50.29.28</text:span></text:a><text:span text:style-name="T12"> -NT</text:span></text:p>
      <text:p text:style-name="P10"><text:tab/><text:span text:style-name="T12">-</text:span>(On net1 new terminal) ssh -D 9050 -p 1111 <text:a xlink:type="simple" xlink:href="mailto:student30@localhost" text:style-name="Internet_20_link" text:visited-style-name="Visited_20_Internet_20_Link">student30@localhost</text:a> -NT</text:p>
      <text:p text:style-name="P13">- to find ftp, I proxychain ftp 10.3.0.1, anonymous login, passive mode, get flag.txt</text:p>
      <text:p text:style-name="P13"/>
      <text:p text:style-name="P13"/>
      <text:p text:style-name="P13"/>
      <text:p text:style-name="P13"/>
      <text:p text:style-name="P13"/>
      <text:p text:style-name="P13"/>
      <text:p text:style-name="P7"><text:soft-page-break/>Republic of Mojave (10.<text:span text:style-name="T11">5</text:span>.0.<text:span text:style-name="T11">1</text:span>) – HTTP: <text:span text:style-name="T11">Captain Kirk</text:span> <text:s/>FTP: <text:span text:style-name="T11">I find your lack of faith disturbing</text:span></text:p>
      <text:p text:style-name="P11">- to find http, I created a local to Atropia, a local to the 10.4.0.1 box, then ran a proxychains curl 10.5.0.1</text:p>
      <text:p text:style-name="P11"><text:tab/>- ssh -L 1111:10.3.0.10:22 <text:a xlink:type="simple" xlink:href="mailto:student30@10.50.29.28" text:style-name="Internet_20_link" text:visited-style-name="Visited_20_Internet_20_Link">student30@10.50.29.28</text:a> -NT</text:p>
      <text:p text:style-name="P11"><text:tab/>- ssh -L 2222:10.4.0.1:22 -p 1111 <text:a xlink:type="simple" xlink:href="mailto:student30@localhost" text:style-name="Internet_20_link" text:visited-style-name="Visited_20_Internet_20_Link">student30@localhost</text:a> -NT</text:p>
      <text:p text:style-name="P15"><text:tab/><text:span text:style-name="T15">- ssh -D 9050 -p 1111 </text:span><text:a xlink:type="simple" xlink:href="mailto:student30@localhost" text:style-name="Internet_20_link" text:visited-style-name="Visited_20_Internet_20_Link"><text:span text:style-name="T15">student30@localhost</text:span></text:a><text:span text:style-name="T15"> -NT</text:span></text:p>
      <text:p text:style-name="P11"><text:tab/>- proxychains curl 10.5.0.1</text:p>
      <text:p text:style-name="P11"><text:tab/>- proxychains ftp 10.5.0.1</text:p>
      <text:p text:style-name="P11">- to find ftp, just proxychained ftp, got the flag.txt file</text:p>
      <text:p text:style-name="P7"/>
      <text:p text:style-name="P7">Victoria (10.<text:span text:style-name="T12">3</text:span>.0.<text:span text:style-name="T12">27</text:span>) – FTP: <text:span text:style-name="T13">Invention, my dear friends….</text:span></text:p>
      <text:p text:style-name="P19"><text:span text:style-name="T13"><text:s/>- to find http, I created a local to Atropia, then a dynamic to Atropia (see below). Then, proxychains curl 10.3.0.1</text:span></text:p>
      <text:p text:style-name="P19"><text:tab/><text:span text:style-name="T12">-(On net1) ssh -L 1111:10.3.0.10:22 </text:span><text:a xlink:type="simple" xlink:href="mailto:student30@10.50.29.28" text:style-name="Internet_20_link" text:visited-style-name="Visited_20_Internet_20_Link"><text:span text:style-name="T12">student30@10.50.29.28</text:span></text:a><text:span text:style-name="T12"> -NT</text:span></text:p>
      <text:p text:style-name="P14"><text:tab/><text:span text:style-name="T12">-</text:span>(On net1 new terminal) ssh -D 9050 -p 1111 <text:a xlink:type="simple" xlink:href="mailto:student30@localhost" text:style-name="Internet_20_link" text:visited-style-name="Visited_20_Internet_20_Link">student30@localhost</text:a> -NT</text:p>
      <text:p text:style-name="P14"><text:span text:style-name="T15">- Using the scan.sh, I was able to find the 10.3.0.27 box, so I just :</text:span></text:p>
      <text:p text:style-name="P14"><text:tab/><text:span text:style-name="T15">- proxychains ftp 10.3.0.27</text:span></text:p>
      <text:p text:style-name="P14"><text:tab/><text:tab/><text:span text:style-name="T15">- login: anonymous (no pw)</text:span></text:p>
      <text:p text:style-name="P14"><text:tab/><text:tab/><text:span text:style-name="T15">- passive</text:span></text:p>
      <text:p text:style-name="P14"><text:tab/><text:tab/><text:span text:style-name="T15">- get flag.txt</text:span></text:p>
      <text:p text:style-name="P7">Kingdom of Parumphia (10.<text:span text:style-name="T14">5</text:span>.0.<text:span text:style-name="T14">27</text:span>) – <text:a xlink:type="simple" xlink:href="http://Don/" text:style-name="Internet_20_link" text:visited-style-name="Visited_20_Internet_20_Link">HTTP:</text:a><text:a xlink:type="simple" xlink:href="http://Don/" text:style-name="Internet_20_link" text:visited-style-name="Visited_20_Internet_20_Link"><text:span text:style-name="T15">Don</text:span></text:a><text:span text:style-name="T15">’t call me a mindless philosopher, you overweight blob of grease.</text:span> <text:s text:c="2"/>FTP: <text:span text:style-name="T14">I’d rather kiss a wookie</text:span></text:p>
      <text:p text:style-name="P20">- <text:span text:style-name="T17">- to find </text:span><text:span text:style-name="T16">the box</text:span><text:span text:style-name="T17">, I created a local to Atropia, a local to the 10.4.0.1 box, then </text:span><text:span text:style-name="T16">created a script to scan for everything else on the network</text:span></text:p>
      <text:p text:style-name="P20"><text:span text:style-name="T16"><text:tab/>- </text:span><text:span text:style-name="T17">ssh -L 1111:10.3.0.10:22 </text:span><text:a xlink:type="simple" xlink:href="mailto:student30@10.50.29.28" text:style-name="Internet_20_link" text:visited-style-name="Visited_20_Internet_20_Link"><text:span text:style-name="T17">student30@10.50.29.28</text:span></text:a><text:span text:style-name="T17"> -NT</text:span></text:p>
      <text:p text:style-name="P15"><text:tab/>- ssh -L 2222:10.4.0.1:22 -p 1111 <text:a xlink:type="simple" xlink:href="mailto:student30@localhost" text:style-name="Internet_20_link" text:visited-style-name="Visited_20_Internet_20_Link">student30@localhost</text:a> -NT</text:p>
      <text:p text:style-name="P15"><text:tab/><text:span text:style-name="T15">- ssh -D 9050 -p 1111 </text:span><text:a xlink:type="simple" xlink:href="mailto:student30@localhost" text:style-name="Internet_20_link" text:visited-style-name="Visited_20_Internet_20_Link"><text:span text:style-name="T15">student30@localhost</text:span></text:a><text:span text:style-name="T15"> -NT</text:span></text:p>
      <text:p text:style-name="P15"><text:tab/><text:span text:style-name="T15">- touch scan.sh</text:span></text:p>
      <text:p text:style-name="P15"><text:tab/><text:tab/><text:span text:style-name="T15">- #!/bin/bash</text:span></text:p>
      <text:p text:style-name="P15"><text:tab/><text:tab/><text:span text:style-name="T15">- for a in {1..254};</text:span></text:p>
      <text:p text:style-name="P15"><text:tab/><text:tab/><text:span text:style-name="T15">- do</text:span></text:p>
      <text:p text:style-name="P15"><text:tab/><text:tab/><text:span text:style-name="T15">- nc -nvzw 1 10.5.0.$a 20 21 22 23 80 443</text:span></text:p>
      <text:p text:style-name="P15"><text:tab/><text:tab/><text:span text:style-name="T15">- done</text:span></text:p>
      <text:p text:style-name="P15"><text:tab/><text:span text:style-name="T15">- chmod 755 scan.sh</text:span></text:p>
      <text:p text:style-name="P15"><text:tab/><text:span text:style-name="T15">- proxychains ./scan.sh</text:span></text:p>
      <text:p text:style-name="P17">- This found 10.5.0.27, so I just ran:</text:p>
      <text:p text:style-name="P17"><text:tab/>- proxychains curl 10.5.0.27</text:p>
      <text:p text:style-name="P17"><text:tab/>- proxychains ftp 10.5.0.27</text:p>
      <text:p text:style-name="P17"><text:tab/><text:tab/>- login: anonymous (no pw)</text:p>
      <text:p text:style-name="P17"><text:tab/><text:tab/>- passive</text:p>
      <text:p text:style-name="P17"><text:tab/><text:tab/>- get flag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0:53:49.546619853</meta:creation-date>
    <dc:date>2018-12-06T10:46:25.484715365</dc:date>
    <meta:editing-duration>PT2H49M31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2" meta:paragraph-count="66" meta:word-count="539" meta:character-count="3344" meta:non-whitespace-character-count="2808"/>
  </office:meta>
</office:document-meta>
</file>